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FreeMono" svg:font-family="FreeMono" style:font-adornments="Обычный" style:font-family-generic="modern" style:font-pitch="fixed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URW Gothic L2" svg:font-family="'URW Gothic L'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8"/>
    <style:style style:name="P5" style:family="paragraph" style:parent-style-name="Standard" style:list-style-name="L9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7"/>
    <style:style style:name="P10" style:family="paragraph" style:parent-style-name="Text_20_body" style:list-style-name="L10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Улучшение прототипа</text:h>
      <text:h text:style-name="Heading_20_2" text:outline-level="2">Окошки и сценарии использования</text:h>
      <text:p text:style-name="Text_20_body">Окошки:</text:p>
      <text:list text:style-name="L1">
        <text:list-item>
          <text:p text:style-name="P6">connect to server</text:p>
        </text:list-item>
        <text:list-item>
          <text:p text:style-name="P6">ftp browser</text:p>
        </text:list-item>
        <text:list-item>
          <text:p text:style-name="P6">edit questions</text:p>
        </text:list-item>
        <text:list-item>
          <text:p text:style-name="P6">choose encoding</text:p>
        </text:list-item>
        <text:list-item>
          <text:p text:style-name="P6">license key</text:p>
        </text:list-item>
        <text:list-item>
          <text:p text:style-name="P6">install ATC</text:p>
        </text:list-item>
        <text:list-item>
          <text:p text:style-name="P6">about</text:p>
        </text:list-item>
        <text:list-item>
          <text:p text:style-name="P6">protect script</text:p>
        </text:list-item>
      </text:list>
      <text:p text:style-name="Text_20_body">Для перехода с (1) к (2) используется wizard-style. Чтобы снова получить (1), надо перезапустить программу.</text:p>
      <text:p text:style-name="Text_20_body">На (2) wizard-style заканчивается. Окошко (2) становится главным окном программы.</text:p>
      <text:p text:style-name="Text_20_body">(2), (3) и (4) — табы (вкладки).</text:p>
      <text:p text:style-name="Text_20_body">Примерная последовательность действий:</text:p>
      <text:list text:style-name="L2">
        <text:list-item>
          <text:p text:style-name="P7">Вася запускает программу. Получает окно «connect to server». Вводит что надо, нажимает «connect».</text:p>
        </text:list-item>
        <text:list-item>
          <text:p text:style-name="P7">Программа видит, что на сервере нет ATC, поэтому выводит окно «install ATC». Чтобы продвинуться дальше, Вася должен установить ATC.</text:p>
        </text:list-item>
        <text:list-item>
          <text:p text:style-name="P7">Появляется ftp-браузер. Вася находит скрипт, который надо защитить и кликает на нём. Говорит, что сделал бекап (врёт, наверное), и программа защищает файл.</text:p>
        </text:list-item>
      </text:list>
      <text:p text:style-name="Text_20_body">Через месяц Вася решает поменять вопросы.</text:p>
      <text:list text:style-name="L3">
        <text:list-item>
          <text:p text:style-name="P8">Он запускает программу, проходит окно «connect to server».</text:p>
        </text:list-item>
        <text:list-item>
          <text:p text:style-name="P8">Программа видит, что ATC уже установлен, поэтому считывает настройки и вопросы из файла bbas_config.php на сервере.</text:p>
        </text:list-item>
        <text:list-item>
          <text:p text:style-name="P8">Появляется ftp-браузер, но Вася переключается на редактирование вопросов. Изменяет их.</text:p>
        </text:list-item>
      </text:list>
      <text:list text:style-name="L2">
        <text:list-item text:start-value="1">
          <text:p text:style-name="P7">Он пытается сохранить изменения, но программа требует вначале <text:soft-page-break/>зарегистрироваться.</text:p>
        </text:list-item>
        <text:list-item>
          <text:p text:style-name="P7">Поэтому Вася находит keygen на astalavista.box.sk, подцепляет очередной троян, но тем не менее получает свой ключ, который и вводит в табе «license key».</text:p>
        </text:list-item>
        <text:list-item>
          <text:p text:style-name="P7">Наконец-то, Вася сохраняет изменения. Перед тем, как завершить программу, он смотрит в окошко «about».</text:p>
        </text:list-item>
      </text:list>
      <text:h text:style-name="Heading_20_2" text:outline-level="2">Разбор файла „bbas_config.php“.</text:h>
      <text:p text:style-name="Standard">Возможно, самая важная и сложная функциональность. Нужно много юнит-тестов. И описать, как я могу добавлять свои собственные тесты.</text:p>
      <text:p text:style-name="Standard">Большое пожелание: код не должен быть завязан на остальную программу и на библиотеки wxPython. Я хочу использовать его и в других программах.</text:p>
      <text:p text:style-name="Standard">Формат файла:</text:p>
      <text:p text:style-name="code">...что-то...<text:line-break/>$questions = array(<text:line-break/>...вопросы...<text:line-break/>);<text:line-break/>...что-то...<text:line-break/> <text:s/>'CHARSET' <text:s/>=&gt; 'кодировка',<text:line-break/>...что-то...<text:line-break/>$license_key = 'ключ';<text:line-break/>...что-то...</text:p>
      <text:p text:style-name="Standard">Необходимо и достаточно, чтобы программа всегда могла распарсить то, что сама сохранила. Если программа подозревает, что распарсила файл неправильно или сталкивается с сюрпризом, пусть она сообщает об этом и завершает работу.</text:p>
      <text:p text:style-name="Standard">Нельзя портить текст bbas_config.php вокруг изменяемых данных.</text:p>
      <text:p text:style-name="Standard">Надо учитывать кодировку при считывании и записи файла bbas_config.php.</text:p>
      <text:p text:style-name="Standard">Вопросы хранятся в виде обычного PHP-шного ассоциативного массива массивов. Например:</text:p>
      <text:p text:style-name="code">$questions = array(<text:line-break/> <text:s/>'Are you human?' =&gt; array ('yes', 'ja', 'oui'),<text:line-break/> <text:s/>'Say "Hello"' <text:s text:c="3"/>=&gt; array ('hello', 'hi', 'hallo')<text:line-break/>);</text:p>
      <text:p text:style-name="Standard"><text:soft-page-break/>Строки только single quoted. Экранирование специальных символов описано тут: <text:a xlink:type="simple" xlink:href="http://www.php.net/manual/en/language.types.string.php">http://www.php.net/manual/en/language.types.string.php</text:a>.</text:p>
      <text:p text:style-name="Standard">Строки могут быть как с html-разметкой, так и html-safe. Признак html-разметки: строка начинается с «<text:span text:style-name="code">&lt;tag</text:span>» и заканчивается на «<text:span text:style-name="code">&lt;/tag&gt;</text:span>». Если это не так, то строка должна быть html-safe.</text:p>
      <text:p text:style-name="Standard">Строки могут содержать численные entities, например: «<text:span text:style-name="code">&amp;#233;</text:span>» (десятичный код) или «<text:span text:style-name="code">&amp;#xEf;</text:span>» (шестнадцатеричный).</text:p>
      <text:p text:style-name="Standard">Интерпретация текста вопросов и ответов при загрузке из конфига:</text:p>
      <text:list text:style-name="L4">
        <text:list-item>
          <text:p text:style-name="P1">Раcкодировать escape-последовательности php-строк</text:p>
        </text:list-item>
        <text:list-item>
          <text:p text:style-name="P1">Численные entities превратить в символы</text:p>
        </text:list-item>
        <text:list-item>
          <text:p text:style-name="P1">Если строка html-safe, то раскодировать её</text:p>
        </text:list-item>
      </text:list>
      <text:p text:style-name="Standard">Обратный процесс при сохранении:</text:p>
      <text:list text:style-name="L5">
        <text:list-item>
          <text:p text:style-name="P2">Если строка html-safe, то закодировать её</text:p>
        </text:list-item>
        <text:list-item>
          <text:p text:style-name="P2">Если надо, заменить некоторые символы их численными entities</text:p>
        </text:list-item>
        <text:list-item>
          <text:p text:style-name="P2">Заменить спецсимволы php на их escape-последовательности</text:p>
        </text:list-item>
      </text:list>
      <text:p text:style-name="Standard">Когда надо заменять символы на их численные entities:</text:p>
      <text:list text:style-name="L6">
        <text:list-item>
          <text:p text:style-name="P3">Если код символа меньше кода пробела (кажется, <text:span text:style-name="code">32</text:span>)</text:p>
        </text:list-item>
        <text:list-item>
          <text:p text:style-name="P3">Символ отсутствует в выбранной кодировке (например, кодировка <text:span text:style-name="code">windows-1251</text:span>, а вопрос содержит немецкую букву «<text:span text:style-name="code">ß</text:span>»)</text:p>
        </text:list-item>
      </text:list>
      <text:h text:style-name="Heading_20_2" text:outline-level="2"><text:reference-mark-start text:name="lickey"/>Лицензионный ключ<text:reference-mark-end text:name="lickey"/></text:h>
      <text:p text:style-name="Text_20_body">Лицензионный ключ завязан не на саму программу bbAntiSpam, а привязывается к серверу и хранится на сервере в файле bbas_config.php. Ключ считывается и интерпретируется:</text:p>
      <text:list text:style-name="L7">
        <text:list-item>
          <text:p text:style-name="P9">после установки связи с сервером и чтения bbas_config.php, и</text:p>
        </text:list-item>
        <text:list-item>
          <text:p text:style-name="P9">после ввода пользователем в окне регистрации.</text:p>
        </text:list-item>
      </text:list>
      <text:p text:style-name="Text_20_body">Формат ключа: <text:span text:style-name="code">server_name/xxxxxxxxxxxxxxxxxxxxxxxxxxxxxxxx</text:span>, где</text:p>
      <text:list text:style-name="L8">
        <text:list-item>
          <text:p text:style-name="P4">"<text:span text:style-name="code">x</text:span>" -- это шестнадцатиричные буквы в количестве 32 штуки,</text:p>
        </text:list-item>
        <text:list-item>
          <text:p text:style-name="P4"><text:span text:style-name="code">server_name</text:span> -- это имя сервера, для которого сгенерирован ключ.</text:p>
        </text:list-item>
      </text:list>
      <text:p text:style-name="Standard"><text:soft-page-break/>Если ключ не подходит под этот формат, то ключ <text:span text:style-name="def">неправильный</text:span>. Если ключ подходит под этот формат, то он <text:span text:style-name="def">условно правильный.</text:span> Если к тому же <text:span text:style-name="code">server_name</text:span> и имя сервера, к которому приконнектилась программа, совпадают, то ключ <text:span text:style-name="def">правильный</text:span>. В целях usability, совпадение определяется так:</text:p>
      <text:list text:style-name="L9">
        <text:list-item>
          <text:p text:style-name="P5">если есть, откидываем префикс "<text:span text:style-name="code">www.</text:span>" у server_<text:span text:style-name="code">name</text:span> (назовём результат "<text:span text:style-name="code">xname</text:span>")</text:p>
        </text:list-item>
        <text:list-item>
          <text:p text:style-name="P5">имя сервера, к которому приконнектились, должно заканчиваться на <text:span text:style-name="code">xname</text:span>.</text:p>
        </text:list-item>
      </text:list>
      <text:p text:style-name="Text_20_body">Если ключ неправильный, то программа ограничивает свою функциональность: не даёт сохранять вопросы. Если ключ правильный или условно правильный, то программа полностью функциональна.</text:p>
      <text:p text:style-name="Text_20_body">Единственная разница между правильным и условно правильным ключами — это реакция программы на ввод ключа в окне регистрации. Если ключ правилен только условно, программа должна то предупредить пользователя об этом: The key you've entered seems invalid: FTP server name and the key server name are different. Using an invalid key completely disables spam protection. Continue anyway? Если пользователь нажимает на "<text:span text:style-name="code">No</text:span>", то попытка ввода ключа отменяется, и программа должна использовать старый ключ.</text:p>
      <text:h text:style-name="Heading_20_2" text:outline-level="2"><text:reference-mark-start text:name="atc_install2"/>Что такое установка Advanced Textual Confirmation<text:reference-mark-end text:name="atc_install2"/></text:h>
      <text:p text:style-name="Text_20_body">Установка ATC — это копирование файлов «<text:span text:style-name="code">bbantispam.php</text:span>» и «<text:span text:style-name="code">bbas_config.php</text:span>» на сервер в директорию «<text:span text:style-name="code">bbantispam_dir</text:span>». Эта директория вычисляется так:</text:p>
      <text:list text:style-name="L10">
        <text:list-item>
          <text:p text:style-name="P10">Если файл настроек содержит непустую переменную «<text:span text:style-name="code">bbantispam_dir</text:span>», то использовать значение этой переменной.</text:p>
        </text:list-item>
        <text:list-item>
          <text:p text:style-name="P10">Иначе это поддиректория «<text:span text:style-name="code">bbantispam</text:span>» в домашней директории ftp-пользователя. Путь должен быть абсолютным, не относительным. Насколько я знаю, абсолютный путь домашней директории выдаёт команда «<text:span text:style-name="code">pwd</text:span>», если её дать сразу после захода на ftp-сервер.</text:p>
        </text:list-item>
      </text:list>
      <text:p text:style-name="Text_20_body">Если файлы ATC уже есть на сервере, но каким-то образом программа дошла до режима установки, то файлы надо перезаписать.</text:p>
      <text:h text:style-name="Heading_20_2" text:outline-level="2">Установлен ли Advanced Textual Confirmation?</text:h>
      <text:p text:style-name="Text_20_body">Простая проверка: в директории «<text:span text:style-name="code"><text:span text:style-name="T1">bbantispam_dir</text:span></text:span>» (см. <text:reference-ref text:reference-format="text" text:ref-name="atc_install2">Что такое установка Advanced Textual Confirmation</text:reference-ref>) должны присутствовать оба файла <text:soft-page-break/>«<text:span text:style-name="code">bbantispam.php</text:span>» и «<text:span text:style-name="code">bbas_config.php</text:span>», и они должны быть ненулевого размера.</text:p>
      <text:h text:style-name="Heading_20_2" text:outline-level="2" text:is-list-header="true">Что такое подключение Advanced Textual Confirmation к скрипту</text:h>
      <text:p text:style-name="Text_20_body">В самое начало файла скрипта надо вставить строчку:</text:p>
      <text:p text:style-name="code">&lt;?php include_once('<text:span text:style-name="T1">bbantispam_dir</text:span>/bbantispam.php'); ?&gt;</text:p>
      <text:p text:style-name="Standard">Вместо «<text:span text:style-name="code"><text:span text:style-name="T1">bbantispam_dir</text:span></text:span>» должна быть директория, в которую установлен ATC (абсолютный путь, см. <text:reference-ref text:reference-format="text" text:ref-name="atc_install2">Что такое установка Advanced Textual Confirmation</text:reference-ref>).</text:p>
      <text:p text:style-name="Text_20_body">В скриптах могут быть разные концы строк: «<text:span text:style-name="code">\r</text:span>», «<text:span text:style-name="code">\n</text:span>» или «<text:span text:style-name="code">\r\n</text:span>». Программа должна определять, какой тип используется в скрипте, и использовать его для строки подключения ATC.</text:p>
      <text:p text:style-name="Text_20_body">Надо проверять, подключен ли уже ATC, и если да, то второй раз подключать не надо. Вместо этого надо сообщить пользователю, что защита уже подключена.</text:p>
      <text:p text:style-name="Text_20_body">Защищать надо только PHP-файлы. Признак PHP-файла: наличие обоих сочетаний символов «<text:span text:style-name="code">&lt;?</text:span>» и «<text:span text:style-name="code">?&gt;</text:span>». Если их нет, то вместо подключения ATC сообщить пользователю, что он собирается защищать не скрипт.</text:p>
      <text:p text:style-name="Text_20_body">Надо отказываться защищать системные файлы «<text:span text:style-name="code">bbantispam.php</text:span>» и «<text:span text:style-name="code">bbas_config.php</text:span>».</text:p>
      <text:h text:style-name="Heading_20_2" text:outline-level="2">Файл настроек</text:h>
      <text:p text:style-name="Text_20_body">Файл настроек лежит в той же директории, что и программа. Называется «<text:span text:style-name="code">bbas.ini</text:span>». Формат простейший, файл состоит из строк вида «<text:span text:style-name="def">параметр=значение</text:span>».</text:p>
      <text:p text:style-name="Text_20_body">Программа только считывает файл настроек, но ничего туда не сохраняет. Настройки:</text:p>
      <text:p text:style-name="Text_20_body"><text:span text:style-name="code">ftp_user</text:span> и <text:span text:style-name="code">ftp_password</text:span> не нужны. Но если удобно их иметь, то можно оставить.</text:p>
      <text:p text:style-name="Text_20_body"><text:span text:style-name="code">ftp_proxy</text:span>, <text:span text:style-name="code">ftp_proxy_user</text:span> и <text:span text:style-name="code">ftp_proxy_password</text:span> — параметры FTP-прокси.</text:p>
      <text:p text:style-name="Text_20_body"><text:span text:style-name="code">ftp_mode</text:span> (<text:span text:style-name="code">active</text:span> или <text:span text:style-name="code">passive</text:span>) — режим использования FTP.</text:p>
      <text:p text:style-name="Text_20_body"><text:span text:style-name="code">bbantispam_dir</text:span> — директория, куда установлен скрипт Advanced Textual Confirmaiton.</text:p>
      <text:h text:style-name="Heading_20_2" text:outline-level="2"><text:soft-page-break/>Окошко «connect to server»</text:h>
      <text:p text:style-name="Text_20_body">Сообщать о том, что программа соединилась с сервером, не надо. Сразу открывать ftp-браузер.</text:p>
      <text:p text:style-name="Text_20_body">Help ID: <text:span text:style-name="code">connect</text:span>.</text:p>
      <text:h text:style-name="Heading_20_2" text:outline-level="2">Окошко «ftp browser»</text:h>
      <text:p text:style-name="Text_20_body">Не писать отладочную информацию. Или лучше писать только в режиме <text:s/>«debug» -- тогда надо сделать ещё один параметр в ini-файле.</text:p>
      <text:p text:style-name="Text_20_body">По умолчанию должна открываться домашняя директория пользователя, а не корневая директория.</text:p>
      <text:p text:style-name="Text_20_body">Добавить текст: «to protect a file, double-click or right-click on it».</text:p>
      <text:p text:style-name="Text_20_body">Должен работать right-click.</text:p>
      <text:p text:style-name="Text_20_body">Help ID: <text:span text:style-name="code">browser</text:span>.</text:p>
      <text:h text:style-name="Heading_20_2" text:outline-level="2">Окошко «edit questions»</text:h>
      <text:p text:style-name="Text_20_body">Help ID: <text:span text:style-name="code">edit</text:span>.</text:p>
      <text:h text:style-name="Heading_20_2" text:outline-level="2">Окошко «choose encoding»</text:h>
      <text:p text:style-name="Text_20_body">Нужна кнопка «Help». Help ID: <text:span text:style-name="code">encoding</text:span>.</text:p>
      <text:p text:style-name="Text_20_body">Нужен полный список кодировок. Вроде бы это как-то должно делаться через модуль питона «<text:span text:style-name="code">codecs</text:span>». Идеально было бы сделать выбор кодировок как в firefox'е (internet explorer'е) — с категориями.</text:p>
      <text:h text:style-name="Heading_20_2" text:outline-level="2">Окошко «license key»</text:h>
      <text:p text:style-name="Text_20_body">Help ID: <text:span text:style-name="code">register</text:span>.</text:p>
      <text:p text:style-name="Text_20_body">В окне писать статус регистрации: зарегистрирован, условно <text:s/>зарегистрирован, не <text:s/>зарегистрирован.</text:p>
      <text:p text:style-name="Text_20_body">Нужна кнопка или ссылка «buy a license». В веб-браузере открывается страница «<text:a xlink:type="simple" xlink:href="http://bbantispam.com/goregister/"><text:span text:style-name="code">http://bbantispam.com/goregister/</text:span></text:a>».</text:p>
      <text:p text:style-name="Text_20_body">Нужна кнопка «Paste a key». По нажатии на неё, программа ищет ключ в буфере обмена (clipboard) и вставляет в поле ввода ключа. Как искать ключ: взять текст из буфера обмена и найти первую строку, которая подходит под формат ключа.</text:p>
      <text:p text:style-name="Text_20_body">Кнопка «Save license key». Реакция программы на ввод ключа в окне <text:soft-page-break/>регистрации описана в «<text:reference-ref text:reference-format="text" text:ref-name="lickey">Лицензионный ключ</text:reference-ref>». Дополнительно, содержимое окна должно обновиться: например, надо исправить статус регистрации.</text:p>
      <text:h text:style-name="Heading_20_2" text:outline-level="2">Окошко «about»</text:h>
      <text:p text:style-name="Text_20_body">Добавить ссылку на сайт: «<text:a xlink:type="simple" xlink:href="http://bbantispam.com/"><text:span text:style-name="code">http://bbantispam.com/</text:span></text:a>».</text:p>
      <text:p text:style-name="Text_20_body">Писать статус регистрации программы. Если не зарегистрирована, то вывести кнопку «Register». По её нажатию открыть страницу «<text:a xlink:type="simple" xlink:href="http://bbantispam.com/goregister/"><text:span text:style-name="code">http://bbantispam.com/goregister/</text:span></text:a>»..</text:p>
      <text:h text:style-name="Heading_20_2" text:outline-level="2">Окошко «protect script»</text:h>
      <text:p text:style-name="Text_20_body">Нужна кнопка «Help». Help ID: <text:span text:style-name="code">mount</text:span>.</text:p>
      <text:h text:style-name="Heading_20_2" text:outline-level="2">Окошко «install ATC»</text:h>
      <text:p text:style-name="Text_20_body">Нужна кнопка «Help». Help ID: <text:span text:style-name="code">install</text:span>.</text:p>
      <text:p text:style-name="Text_20_body">В диалоге «Choose language» языком по умолчанию должен быть английский.</text:p>
      <text:p text:style-name="Text_20_body">Хороший вопрос, откуда брать список языков и соответствующие файлы «<text:span text:style-name="code">bbas_config.php</text:span>». Думаю, проще всего так: в директории программы помимо файла «<text:span text:style-name="code">bbas.ini</text:span>» есть поддиректория «<text:span text:style-name="code">lang</text:span>». В ней куча поддиректорий: для каждой из них имя есть название языка, а внутри лежит файл «<text:span text:style-name="code">bbas_config.php</text:span>».</text:p>
      <text:h text:style-name="Heading_20_2" text:outline-level="2">Файл справки</text:h>
      <text:p text:style-name="Text_20_body">Файл справки лежит в инете по адресу <text:a xlink:type="simple" xlink:href="http://bbantispam.com/onlinehelp/index.html"><text:span text:style-name="code">http://bbantispam.com/onlinehelp/index.html</text:span></text:a>. Когда пользователь нажимает «Help», программа открывает этот адрес в обозревателе.</text:p>
      <text:p text:style-name="Text_20_body">Но если у активного окна или кнопки есть Help ID, то надо открывать другую страницу: <text:a xlink:type="simple" xlink:href="http://bbantispam.com/onlinehelp/HelpID.html"><text:span text:style-name="code">http://bbantispam.com/onlinehelp/</text:span></text:a><text:a xlink:type="simple" xlink:href="http://bbantispam.com/onlinehelp/HelpID.html"><text:span text:style-name="code"><text:span text:style-name="T1">HelpID</text:span></text:span></text:a><text:a xlink:type="simple" xlink:href="http://bbantispam.com/onlinehelp/HelpID.html"><text:span text:style-name="code">.html</text:span></text:a>, где вместо подстроки «<text:span text:style-name="def">HelpId</text:span>» подставлено значение Help ID.</text:p>
      <text:h text:style-name="Heading_20_2" text:outline-level="2">Строковые ресурсы</text:h>
      <text:p text:style-name="Text_20_body">Все сообщения программы должны быть обёрнуты в механизм gettext: вместо</text:p>
      <text:p text:style-name="Text_20_body"><text:span text:style-name="code">"строка"</text:span></text:p>
      <text:p text:style-name="Text_20_body">должно быть</text:p>
      <text:p text:style-name="Text_20_body"><text:span text:style-name="code">_("строка")</text:span></text:p>
      <text:p text:style-name="Text_20_body">Насколько я понял, так уже сделано.</text:p>
      <text:h text:style-name="Heading_20_2" text:outline-level="2"><text:soft-page-break/>Py2exe</text:h>
      <text:p text:style-name="Text_20_body">Нужно разобраться, как превратить программу в обычный исполняемый файл. Наверное, следует использовать py2exe.</text:p>
      <text:p text:style-name="Text_20_body">Мне нужен файл проекта для py2exe, или что-то, что позволит пересоздавать exe-файлы самостоятельно.</text:p>
      <text:p text:style-name="Text_20_body">Для исполняемого файла нужны иконки, тексты и прочие добавки. Используй заглушки, а мне пришли список этих заглушек с указанием, как их менять.</text:p>
      <text:h text:style-name="Heading_20_2" text:outline-level="2">Меню</text:h>
      <text:p text:style-name="Text_20_body">Линейка меню содержит «File» и «Help».</text:p>
      <text:p text:style-name="Text_20_body">В меню «File» есть только «Exit».</text:p>
      <text:p text:style-name="Text_20_body">В меню «Help» есть «Help» и «About».</text:p>
      <text:h text:style-name="Heading_20_2" text:outline-level="2">Особенности работы с ftp-сервером</text:h>
      <text:p text:style-name="Text_20_body">Раз в 30 секунд давать какую-нибудь безобидную команду типа «<text:span text:style-name="code">cwd</text:span>», чтобы сервер не разорвал соединение по таймауту.</text:p>
      <text:p text:style-name="Text_20_body">В процессе работы, если соединение с сервером потерялось, попробовать его восстановить. Если не получилось, сообщить об этом пользователю и выйти.</text:p>
      <text:p text:style-name="Text_20_body">Если возможно, надо сделать безопасную перезапись файлов — чтобы не было больших проблем в случае неожиданных ошибок. Например, можно делать так: изменения писать не сразу в файл, а создавать новый файл и затем переименовывать его в стары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StarSymbol1" svg:font-family="StarSymbol"/>
    <style:font-face style:name="FreeMono" svg:font-family="FreeMono" style:font-adornments="Обычный" style:font-family-generic="modern" style:font-pitch="fixed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URW Gothic L2" svg:font-family="'URW Gothic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RW Gothic L" fo:font-size="12pt" fo:language="de" fo:country="DE" style:letter-kerning="true" style:font-name-asian="URW Gothic L2" style:font-size-asian="12pt" style:language-asian="zxx" style:country-asian="none" style:font-name-complex="URW Gothic 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/>
      <style:text-properties fo:language="ru" fo:country="RU" fo:font-weight="normal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RW Gothic L1" fo:font-size="14pt" style:font-name-asian="URW Gothic L2" style:font-size-asian="14pt" style:font-name-complex="URW Gothic L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language="ru" fo:country="RU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de" style:family="paragraph" style:parent-style-name="Standard" style:next-style-name="Standard">
      <style:paragraph-properties fo:background-color="transparent">
        <style:background-image/>
      </style:paragraph-properties>
      <style:text-properties style:font-name="FreeMono" fo:font-size="12pt" fo:language="zxx" fo:country="none" style:font-weight-asian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ode" style:family="text">
      <style:text-properties style:font-name="FreeMono" fo:language="zxx" fo:country="none" style:font-weight-asian="normal" style:font-weight-complex="normal"/>
    </style:style>
    <style:style style:name="def" style:family="text">
      <style:text-properties fo:language="ru" fo:country="RU" fo:font-style="oblique" fo:font-weight="350" style:font-weight-asian="normal" style:font-weight-complex="norma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9$Build-9279</meta:generator>
    <meta:creation-date>2008-02-28T06:47:05</meta:creation-date>
    <dc:date>2008-04-04T06:18:35</dc:date>
    <dc:language>de-DE</dc:language>
    <meta:editing-cycles>58</meta:editing-cycles>
    <meta:editing-duration>PT5H25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133" meta:word-count="1553" meta:character-count="11006"/>
  </office:meta>
</office:document-meta>
</file>